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 Mono" fo:font-size="10pt" style:font-name-asian="Droid Sans1" style:font-size-asian="10pt" style:font-name-complex="FreeSans2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ans Mono" fo:font-size="10pt" fo:font-weight="bold" style:font-name-asian="Droid Sans1" style:font-size-asian="10pt" style:font-weight-asian="bold" style:font-name-complex="FreeSans2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Mono" fo:font-size="10pt" fo:font-weight="normal" style:font-name-asian="Droid Sans1" style:font-size-asian="10pt" style:font-weight-asian="normal" style:font-name-complex="FreeSans2" style:font-size-complex="10pt" style:font-weight-complex="normal"/>
    </style:style>
    <style:style style:name="T1" style:family="text">
      <style:text-properties style:font-name="DejaVu Sans Mono" style:font-name-asian="DejaVu Sans Mono" style:font-name-complex="DejaVu Sans Mono"/>
    </style:style>
    <style:style style:name="T2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>Exercicio 4:</text:p>
      <text:p text:style-name="Preformatted_20_Text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1">semaforo binario S1 <text:span text:style-name="T1">⇽ (0, ∅)</text:span></text:p>
            <text:p text:style-name="P1"><text:span text:style-name="T1">semaforo binario S2 ⇽ (0, ∅)</text:span></text:p>
          </table:table-cell>
          <table:covered-table-cell/>
        </table:table-row>
        <table:table-row>
          <table:table-cell table:style-name="Tabela2.A2" office:value-type="string">
            <text:p text:style-name="P2">P1</text:p>
          </table:table-cell>
          <table:table-cell table:style-name="Tabela2.B2" office:value-type="string">
            <text:p text:style-name="P2">P2</text:p>
          </table:table-cell>
        </table:table-row>
        <table:table-row>
          <table:table-cell table:style-name="Tabela2.A2" office:value-type="string">
            <text:p text:style-name="P3">P1<text:span text:style-name="T2">1</text:span>: <text:s text:c="3"/>wait(S1)</text:p>
            <text:p text:style-name="P3">P1<text:span text:style-name="T2">2</text:span>: <text:s text:c="3"/>print(“C”)</text:p>
            <text:p text:style-name="P3">P1<text:span text:style-name="T2">3</text:span>: <text:s text:c="3"/>print(“E”)</text:p>
            <text:p text:style-name="P3">P1<text:span text:style-name="T2">4</text:span>: <text:s text:c="3"/>signal(S2)</text:p>
          </table:table-cell>
          <table:table-cell table:style-name="Tabela2.B2" office:value-type="string">
            <text:p text:style-name="P3">P2<text:span text:style-name="T2">1</text:span>: <text:s text:c="3"/>print(“A”)</text:p>
            <text:p text:style-name="P3">P2<text:span text:style-name="T2">2</text:span>: <text:s text:c="3"/>signal(S1)</text:p>
            <text:p text:style-name="P3">P2<text:span text:style-name="T2">3</text:span>: <text:s text:c="3"/>wait(S2)</text:p>
            <text:p text:style-name="P3">P2<text:span text:style-name="T2">4</text:span>: <text:s text:c="3"/>print(“R”)</text:p>
            <text:p text:style-name="P3">P2<text:span text:style-name="T2">5</text:span>: <text:s text:c="3"/>print(“O”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Alunos: Nathan de Melo Cruz</text:p>
        <text:p text:style-name="Header"><text:s text:c="14"/>Hugo Fialh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2T02:54:16</dc:date>
    <meta:document-statistic meta:table-count="1" meta:image-count="0" meta:object-count="0" meta:page-count="1" meta:paragraph-count="16" meta:word-count="41" meta:character-count="282" meta:non-whitespace-character-count="216"/>
    <meta:generator>LibreOffice/3.5$Linux_x86 LibreOffice_project/350m1$Build-2</meta:generator>
  </office:meta>
</office:document-meta>
</file>